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0" style:family="table">
      <style:table-properties style:width="16.002cm" table:align="left" style:writing-mode="lr-tb"/>
    </style:style>
    <style:style style:name="Table20.A" style:family="table-column">
      <style:table-column-properties style:column-width="16.002cm"/>
    </style:style>
    <style:style style:name="Table20.1" style:family="table-row">
      <style:table-row-properties fo:keep-together="auto"/>
    </style:style>
    <style:style style:name="Table20.A1" style:family="table-cell">
      <style:table-cell-properties style:vertical-align="middle" fo:background-color="#7a5ada" fo:padding="0cm" fo:border="none" style:writing-mode="lr-tb">
        <style:background-image/>
      </style:table-cell-properties>
    </style:style>
    <style:style style:name="Table20.A2" style:family="table-cell">
      <style:table-cell-properties style:vertical-align="middle" fo:background-color="#eeeeff" fo:padding="0cm" fo:border="none" style:writing-mode="lr-tb">
        <style:background-image/>
      </style:table-cell-properties>
    </style:style>
    <style:style style:name="Table21" style:family="table">
      <style:table-properties style:width="16.002cm" table:align="left" style:writing-mode="lr-tb"/>
    </style:style>
    <style:style style:name="Table21.A" style:family="table-column">
      <style:table-column-properties style:column-width="16.002cm"/>
    </style:style>
    <style:style style:name="Table21.1" style:family="table-row">
      <style:table-row-properties fo:keep-together="auto"/>
    </style:style>
    <style:style style:name="Table21.A1" style:family="table-cell">
      <style:table-cell-properties style:vertical-align="middle" fo:background-color="#7a5ada" fo:padding="0cm" fo:border="none" style:writing-mode="lr-tb">
        <style:background-image/>
      </style:table-cell-properties>
    </style:style>
    <style:style style:name="Table21.A2" style:family="table-cell">
      <style:table-cell-properties style:vertical-align="middle" fo:background-color="#eeeeff" fo:padding="0cm" fo:border="none" style:writing-mode="lr-tb">
        <style:background-image/>
      </style:table-cell-properties>
    </style:style>
    <style:style style:name="Table22" style:family="table">
      <style:table-properties style:width="16.002cm" table:align="left" style:writing-mode="lr-tb"/>
    </style:style>
    <style:style style:name="Table22.A" style:family="table-column">
      <style:table-column-properties style:column-width="16.002cm"/>
    </style:style>
    <style:style style:name="Table22.1" style:family="table-row">
      <style:table-row-properties fo:keep-together="auto"/>
    </style:style>
    <style:style style:name="Table22.A1" style:family="table-cell">
      <style:table-cell-properties style:vertical-align="middle" fo:background-color="#7a5ada" fo:padding="0cm" fo:border="none" style:writing-mode="lr-tb">
        <style:background-image/>
      </style:table-cell-properties>
    </style:style>
    <style:style style:name="Table22.A2" style:family="table-cell">
      <style:table-cell-properties style:vertical-align="middle" fo:background-color="#eeeeff" fo:padding="0cm" fo:border="none" style:writing-mode="lr-tb">
        <style:background-image/>
      </style:table-cell-properties>
    </style:style>
    <style:style style:name="Table23" style:family="table">
      <style:table-properties style:width="16.002cm" table:align="left" style:writing-mode="lr-tb"/>
    </style:style>
    <style:style style:name="Table23.A" style:family="table-column">
      <style:table-column-properties style:column-width="16.002cm"/>
    </style:style>
    <style:style style:name="Table23.1" style:family="table-row">
      <style:table-row-properties fo:keep-together="auto"/>
    </style:style>
    <style:style style:name="Table23.A1" style:family="table-cell">
      <style:table-cell-properties style:vertical-align="middle" fo:background-color="#7a5ada" fo:padding="0cm" fo:border="none" style:writing-mode="lr-tb">
        <style:background-image/>
      </style:table-cell-properties>
    </style:style>
    <style:style style:name="Table23.A2" style:family="table-cell">
      <style:table-cell-properties style:vertical-align="middle" fo:background-color="#eeeeff" fo:padding="0cm" fo:border="none" style:writing-mode="lr-tb">
        <style:background-image/>
      </style:table-cell-properties>
    </style:style>
    <style:style style:name="Table24" style:family="table">
      <style:table-properties style:width="16.002cm" table:align="left" style:writing-mode="lr-tb"/>
    </style:style>
    <style:style style:name="Table24.A" style:family="table-column">
      <style:table-column-properties style:column-width="16.002cm"/>
    </style:style>
    <style:style style:name="Table24.1" style:family="table-row">
      <style:table-row-properties fo:keep-together="auto"/>
    </style:style>
    <style:style style:name="Table24.A1" style:family="table-cell">
      <style:table-cell-properties style:vertical-align="middle" fo:background-color="#7a5ada" fo:padding="0cm" fo:border="none" style:writing-mode="lr-tb">
        <style:background-image/>
      </style:table-cell-properties>
    </style:style>
    <style:style style:name="Table24.A2" style:family="table-cell">
      <style:table-cell-properties style:vertical-align="middle" fo:background-color="#eeeeff" fo:padding="0cm" fo:border="none" style:writing-mode="lr-tb">
        <style:background-image/>
      </style:table-cell-properties>
    </style:style>
    <style:style style:name="Table25" style:family="table">
      <style:table-properties style:width="16.002cm" table:align="left" style:writing-mode="lr-tb"/>
    </style:style>
    <style:style style:name="Table25.A" style:family="table-column">
      <style:table-column-properties style:column-width="16.002cm"/>
    </style:style>
    <style:style style:name="Table25.1" style:family="table-row">
      <style:table-row-properties fo:keep-together="auto"/>
    </style:style>
    <style:style style:name="Table25.A1" style:family="table-cell">
      <style:table-cell-properties style:vertical-align="middle" fo:background-color="#7a5ada" fo:padding="0cm" fo:border="none" style:writing-mode="lr-tb">
        <style:background-image/>
      </style:table-cell-properties>
    </style:style>
    <style:style style:name="Table25.A2" style:family="table-cell">
      <style:table-cell-properties style:vertical-align="middle" fo:background-color="#eeeeff" fo:padding="0cm" fo:border="none" style:writing-mode="lr-tb">
        <style:background-image/>
      </style:table-cell-properties>
    </style:style>
    <style:style style:name="Table26" style:family="table">
      <style:table-properties style:width="16.002cm" table:align="left" style:writing-mode="lr-tb"/>
    </style:style>
    <style:style style:name="Table26.A" style:family="table-column">
      <style:table-column-properties style:column-width="16.002cm"/>
    </style:style>
    <style:style style:name="Table26.1" style:family="table-row">
      <style:table-row-properties fo:keep-together="auto"/>
    </style:style>
    <style:style style:name="Table26.A1" style:family="table-cell">
      <style:table-cell-properties style:vertical-align="middle" fo:background-color="#bbffbb" fo:padding="0cm" fo:border="none" style:writing-mode="lr-tb">
        <style:background-image/>
      </style:table-cell-properties>
    </style:style>
    <style:style style:name="Table27" style:family="table">
      <style:table-properties style:width="16.002cm" table:align="left" style:writing-mode="lr-tb"/>
    </style:style>
    <style:style style:name="Table27.A" style:family="table-column">
      <style:table-column-properties style:column-width="16.002cm"/>
    </style:style>
    <style:style style:name="Table27.1" style:family="table-row">
      <style:table-row-properties fo:keep-together="auto"/>
    </style:style>
    <style:style style:name="Table27.A1" style:family="table-cell">
      <style:table-cell-properties style:vertical-align="middle" fo:background-color="#7a5ada" fo:padding="0cm" fo:border="none" style:writing-mode="lr-tb">
        <style:background-image/>
      </style:table-cell-properties>
    </style:style>
    <style:style style:name="Table27.A2" style:family="table-cell">
      <style:table-cell-properties style:vertical-align="middle" fo:background-color="#eeeeff" fo:padding="0cm" fo:border="none" style:writing-mode="lr-tb">
        <style:background-image/>
      </style:table-cell-properties>
    </style:style>
    <style:style style:name="Table28" style:family="table">
      <style:table-properties style:width="16.002cm" table:align="left" style:writing-mode="lr-tb"/>
    </style:style>
    <style:style style:name="Table28.A" style:family="table-column">
      <style:table-column-properties style:column-width="16.002cm"/>
    </style:style>
    <style:style style:name="Table28.1" style:family="table-row">
      <style:table-row-properties fo:keep-together="auto"/>
    </style:style>
    <style:style style:name="Table28.A1" style:family="table-cell">
      <style:table-cell-properties style:vertical-align="middle" fo:background-color="#7a5ada" fo:padding="0cm" fo:border="none" style:writing-mode="lr-tb">
        <style:background-image/>
      </style:table-cell-properties>
    </style:style>
    <style:style style:name="Table28.A2" style:family="table-cell">
      <style:table-cell-properties style:vertical-align="middle" fo:background-color="#eeeeff" fo:padding="0cm" fo:border="none" style:writing-mode="lr-tb">
        <style:background-image/>
      </style:table-cell-properties>
    </style:style>
    <style:style style:name="Table29" style:family="table">
      <style:table-properties style:width="16.002cm" table:align="left" style:writing-mode="lr-tb"/>
    </style:style>
    <style:style style:name="Table29.A" style:family="table-column">
      <style:table-column-properties style:column-width="16.002cm"/>
    </style:style>
    <style:style style:name="Table29.1" style:family="table-row">
      <style:table-row-properties fo:keep-together="auto"/>
    </style:style>
    <style:style style:name="Table29.A1" style:family="table-cell">
      <style:table-cell-properties style:vertical-align="middle" fo:background-color="#7a5ada" fo:padding="0cm" fo:border="none" style:writing-mode="lr-tb">
        <style:background-image/>
      </style:table-cell-properties>
    </style:style>
    <style:style style:name="Table29.A2" style:family="table-cell">
      <style:table-cell-properties style:vertical-align="middle" fo:background-color="#eeeeff" fo:padding="0cm" fo:border="none" style:writing-mode="lr-tb">
        <style:background-image/>
      </style:table-cell-properties>
    </style:style>
    <style:style style:name="Table30" style:family="table">
      <style:table-properties style:width="16.002cm" table:align="left" style:writing-mode="lr-tb"/>
    </style:style>
    <style:style style:name="Table30.A" style:family="table-column">
      <style:table-column-properties style:column-width="16.002cm"/>
    </style:style>
    <style:style style:name="Table30.1" style:family="table-row">
      <style:table-row-properties fo:keep-together="auto"/>
    </style:style>
    <style:style style:name="Table30.A1" style:family="table-cell">
      <style:table-cell-properties style:vertical-align="middle" fo:background-color="#7a5ada" fo:padding="0cm" fo:border="none" style:writing-mode="lr-tb">
        <style:background-image/>
      </style:table-cell-properties>
    </style:style>
    <style:style style:name="Table30.A2" style:family="table-cell">
      <style:table-cell-properties style:vertical-align="middle" fo:background-color="#eeeeff" fo:padding="0cm" fo:border="none" style:writing-mode="lr-tb">
        <style:background-image/>
      </style:table-cell-properties>
    </style:style>
    <style:style style:name="Table31" style:family="table">
      <style:table-properties style:width="16.002cm" table:align="left" style:writing-mode="lr-tb"/>
    </style:style>
    <style:style style:name="Table31.A" style:family="table-column">
      <style:table-column-properties style:column-width="16.002cm"/>
    </style:style>
    <style:style style:name="Table31.1" style:family="table-row">
      <style:table-row-properties fo:keep-together="auto"/>
    </style:style>
    <style:style style:name="Table31.A1" style:family="table-cell">
      <style:table-cell-properties style:vertical-align="middle" fo:background-color="#7a5ada" fo:padding="0cm" fo:border="none" style:writing-mode="lr-tb">
        <style:background-image/>
      </style:table-cell-properties>
    </style:style>
    <style:style style:name="Table31.A2" style:family="table-cell">
      <style:table-cell-properties style:vertical-align="middle" fo:background-color="#eeeeff" fo:padding="0cm" fo:border="none" style:writing-mode="lr-tb">
        <style:background-image/>
      </style:table-cell-properties>
    </style:style>
    <style:style style:name="Table32" style:family="table">
      <style:table-properties style:width="16.002cm" table:align="left" style:writing-mode="lr-tb"/>
    </style:style>
    <style:style style:name="Table32.A" style:family="table-column">
      <style:table-column-properties style:column-width="16.002cm"/>
    </style:style>
    <style:style style:name="Table32.1" style:family="table-row">
      <style:table-row-properties fo:keep-together="auto"/>
    </style:style>
    <style:style style:name="Table32.A1" style:family="table-cell">
      <style:table-cell-properties style:vertical-align="middle" fo:background-color="#7a5ada" fo:padding="0cm" fo:border="none" style:writing-mode="lr-tb">
        <style:background-image/>
      </style:table-cell-properties>
    </style:style>
    <style:style style:name="Table32.A2" style:family="table-cell">
      <style:table-cell-properties style:vertical-align="middle" fo:background-color="#eeeeff" fo:padding="0cm" fo:border="none" style:writing-mode="lr-tb">
        <style:background-image/>
      </style:table-cell-properties>
    </style:style>
    <style:style style:name="Table33" style:family="table">
      <style:table-properties style:width="16.002cm" table:align="left" style:writing-mode="lr-tb"/>
    </style:style>
    <style:style style:name="Table33.A" style:family="table-column">
      <style:table-column-properties style:column-width="16.002cm"/>
    </style:style>
    <style:style style:name="Table33.1" style:family="table-row">
      <style:table-row-properties fo:keep-together="auto"/>
    </style:style>
    <style:style style:name="Table33.A1" style:family="table-cell">
      <style:table-cell-properties style:vertical-align="middle" fo:background-color="#7a5ada" fo:padding="0cm" fo:border="none" style:writing-mode="lr-tb">
        <style:background-image/>
      </style:table-cell-properties>
    </style:style>
    <style:style style:name="Table33.A2" style:family="table-cell">
      <style:table-cell-properties style:vertical-align="middle" fo:background-color="#eeeeff" fo:padding="0cm" fo:border="none" style:writing-mode="lr-tb">
        <style:background-image/>
      </style:table-cell-properties>
    </style:style>
    <style:style style:name="Table34" style:family="table">
      <style:table-properties style:width="16.002cm" table:align="left" style:writing-mode="lr-tb"/>
    </style:style>
    <style:style style:name="Table34.A" style:family="table-column">
      <style:table-column-properties style:column-width="16.002cm"/>
    </style:style>
    <style:style style:name="Table34.1" style:family="table-row">
      <style:table-row-properties fo:keep-together="auto"/>
    </style:style>
    <style:style style:name="Table34.A1" style:family="table-cell">
      <style:table-cell-properties style:vertical-align="middle" fo:background-color="#7a5ada" fo:padding="0cm" fo:border="none" style:writing-mode="lr-tb">
        <style:background-image/>
      </style:table-cell-properties>
    </style:style>
    <style:style style:name="Table34.A2" style:family="table-cell">
      <style:table-cell-properties style:vertical-align="middle" fo:background-color="#eeeeff" fo:padding="0cm" fo:border="none" style:writing-mode="lr-tb">
        <style:background-image/>
      </style:table-cell-properties>
    </style:style>
    <style:style style:name="Table35" style:family="table">
      <style:table-properties style:width="16.002cm" table:align="left" style:writing-mode="lr-tb"/>
    </style:style>
    <style:style style:name="Table35.A" style:family="table-column">
      <style:table-column-properties style:column-width="16.002cm"/>
    </style:style>
    <style:style style:name="Table35.1" style:family="table-row">
      <style:table-row-properties fo:keep-together="auto"/>
    </style:style>
    <style:style style:name="Table35.A1" style:family="table-cell">
      <style:table-cell-properties style:vertical-align="middle" fo:background-color="#bbffbb" fo:padding="0cm" fo:border="none" style:writing-mode="lr-tb">
        <style:background-image/>
      </style:table-cell-properties>
    </style:style>
    <style:style style:name="Table36" style:family="table">
      <style:table-properties style:width="16.002cm" table:align="left" style:writing-mode="lr-tb"/>
    </style:style>
    <style:style style:name="Table36.A" style:family="table-column">
      <style:table-column-properties style:column-width="16.002cm"/>
    </style:style>
    <style:style style:name="Table36.1" style:family="table-row">
      <style:table-row-properties fo:keep-together="auto"/>
    </style:style>
    <style:style style:name="Table36.A1" style:family="table-cell">
      <style:table-cell-properties style:vertical-align="middle" fo:background-color="#7a5ada" fo:padding="0cm" fo:border="none" style:writing-mode="lr-tb">
        <style:background-image/>
      </style:table-cell-properties>
    </style:style>
    <style:style style:name="Table36.A2" style:family="table-cell">
      <style:table-cell-properties style:vertical-align="middle" fo:background-color="#eeeeff" fo:padding="0cm" fo:border="none" style:writing-mode="lr-tb">
        <style:background-image/>
      </style:table-cell-properties>
    </style:style>
    <style:style style:name="Table37" style:family="table">
      <style:table-properties style:width="16.002cm" table:align="left" style:writing-mode="lr-tb"/>
    </style:style>
    <style:style style:name="Table37.A" style:family="table-column">
      <style:table-column-properties style:column-width="16.002cm"/>
    </style:style>
    <style:style style:name="Table37.1" style:family="table-row">
      <style:table-row-properties fo:keep-together="auto"/>
    </style:style>
    <style:style style:name="Table37.A1" style:family="table-cell">
      <style:table-cell-properties style:vertical-align="middle" fo:background-color="#bbffbb" fo:padding="0cm" fo:border="none" style:writing-mode="lr-tb">
        <style:background-image/>
      </style:table-cell-properties>
    </style:style>
    <style:style style:name="Table38" style:family="table">
      <style:table-properties style:width="16.002cm" table:align="left" style:writing-mode="lr-tb"/>
    </style:style>
    <style:style style:name="Table38.A" style:family="table-column">
      <style:table-column-properties style:column-width="16.002cm"/>
    </style:style>
    <style:style style:name="Table38.1" style:family="table-row">
      <style:table-row-properties fo:keep-together="auto"/>
    </style:style>
    <style:style style:name="Table38.A1" style:family="table-cell">
      <style:table-cell-properties style:vertical-align="middle" fo:background-color="#7a5ada" fo:padding="0cm" fo:border="none" style:writing-mode="lr-tb">
        <style:background-image/>
      </style:table-cell-properties>
    </style:style>
    <style:style style:name="Table38.A2" style:family="table-cell">
      <style:table-cell-properties style:vertical-align="middle" fo:background-color="#eeeeff" fo:padding="0cm" fo:border="none" style:writing-mode="lr-tb">
        <style:background-image/>
      </style:table-cell-properties>
    </style:style>
    <style:style style:name="Table39" style:family="table">
      <style:table-properties style:width="16.002cm" table:align="left" style:writing-mode="lr-tb"/>
    </style:style>
    <style:style style:name="Table39.A" style:family="table-column">
      <style:table-column-properties style:column-width="16.002cm"/>
    </style:style>
    <style:style style:name="Table39.1" style:family="table-row">
      <style:table-row-properties fo:keep-together="auto"/>
    </style:style>
    <style:style style:name="Table39.A1" style:family="table-cell">
      <style:table-cell-properties style:vertical-align="middle" fo:background-color="#bbffbb" fo:padding="0cm" fo:border="none" style:writing-mode="lr-tb">
        <style:background-image/>
      </style:table-cell-properties>
    </style:style>
    <style:style style:name="Table40" style:family="table">
      <style:table-properties style:width="16.002cm" table:align="left" style:writing-mode="lr-tb"/>
    </style:style>
    <style:style style:name="Table40.A" style:family="table-column">
      <style:table-column-properties style:column-width="16.002cm"/>
    </style:style>
    <style:style style:name="Table40.1" style:family="table-row">
      <style:table-row-properties fo:keep-together="auto"/>
    </style:style>
    <style:style style:name="Table40.A1" style:family="table-cell">
      <style:table-cell-properties style:vertical-align="middle" fo:background-color="#7a5ada" fo:padding="0cm" fo:border="none" style:writing-mode="lr-tb">
        <style:background-image/>
      </style:table-cell-properties>
    </style:style>
    <style:style style:name="Table40.A2" style:family="table-cell">
      <style:table-cell-properties style:vertical-align="middle" fo:background-color="#eeeeff" fo:padding="0cm" fo:border="none" style:writing-mode="lr-tb">
        <style:background-image/>
      </style:table-cell-properties>
    </style:style>
    <style:style style:name="Table41" style:family="table">
      <style:table-properties style:width="16.002cm" table:align="left" style:writing-mode="lr-tb"/>
    </style:style>
    <style:style style:name="Table41.A" style:family="table-column">
      <style:table-column-properties style:column-width="16.002cm"/>
    </style:style>
    <style:style style:name="Table41.1" style:family="table-row">
      <style:table-row-properties fo:keep-together="auto"/>
    </style:style>
    <style:style style:name="Table41.A1" style:family="table-cell">
      <style:table-cell-properties style:vertical-align="middle" fo:background-color="#7a5ada" fo:padding="0cm" fo:border="none" style:writing-mode="lr-tb">
        <style:background-image/>
      </style:table-cell-properties>
    </style:style>
    <style:style style:name="Table41.A2" style:family="table-cell">
      <style:table-cell-properties style:vertical-align="middle" fo:background-color="#eeeeff" fo:padding="0cm" fo:border="none" style:writing-mode="lr-tb">
        <style:background-image/>
      </style:table-cell-properties>
    </style:style>
    <style:style style:name="Table42" style:family="table">
      <style:table-properties style:width="16.002cm" table:align="left" style:writing-mode="lr-tb"/>
    </style:style>
    <style:style style:name="Table42.A" style:family="table-column">
      <style:table-column-properties style:column-width="16.002cm"/>
    </style:style>
    <style:style style:name="Table42.1" style:family="table-row">
      <style:table-row-properties fo:keep-together="auto"/>
    </style:style>
    <style:style style:name="Table42.A1" style:family="table-cell">
      <style:table-cell-properties style:vertical-align="middle" fo:background-color="#7a5ada" fo:padding="0cm" fo:border="none" style:writing-mode="lr-tb">
        <style:background-image/>
      </style:table-cell-properties>
    </style:style>
    <style:style style:name="Table42.A2" style:family="table-cell">
      <style:table-cell-properties style:vertical-align="middle" fo:background-color="#eeeeff" fo:padding="0cm" fo:border="none" style:writing-mode="lr-tb">
        <style:background-image/>
      </style:table-cell-properties>
    </style:style>
    <style:style style:name="Table43" style:family="table">
      <style:table-properties style:width="8.287cm" fo:margin-left="-0.079cm" table:align="left" style:writing-mode="lr-tb"/>
    </style:style>
    <style:style style:name="Table43.A" style:family="table-column">
      <style:table-column-properties style:column-width="3.055cm"/>
    </style:style>
    <style:style style:name="Table43.B" style:family="table-column">
      <style:table-column-properties style:column-width="5.232cm"/>
    </style:style>
    <style:style style:name="Table43.1" style:family="table-row">
      <style:table-row-properties fo:keep-together="auto"/>
    </style:style>
    <style:style style:name="Table43.A1" style:family="table-cell">
      <style:table-cell-properties style:vertical-align="middle" fo:padding="0.026cm" fo:border="none" style:writing-mode="lr-tb"/>
    </style:style>
    <style:style style:name="Table44" style:family="table">
      <style:table-properties style:width="16.002cm" table:align="left" style:writing-mode="lr-tb"/>
    </style:style>
    <style:style style:name="Table44.A" style:family="table-column">
      <style:table-column-properties style:column-width="16.002cm"/>
    </style:style>
    <style:style style:name="Table44.1" style:family="table-row">
      <style:table-row-properties fo:keep-together="auto"/>
    </style:style>
    <style:style style:name="Table44.A1" style:family="table-cell">
      <style:table-cell-properties style:vertical-align="middle" fo:background-color="#7a5ada" fo:padding="0cm" fo:border="none" style:writing-mode="lr-tb">
        <style:background-image/>
      </style:table-cell-properties>
    </style:style>
    <style:style style:name="Table44.A2" style:family="table-cell">
      <style:table-cell-properties style:vertical-align="middle" fo:background-color="#eeeeff" fo:padding="0cm" fo:border="none" style:writing-mode="lr-tb">
        <style:background-image/>
      </style:table-cell-properties>
    </style:style>
    <style:style style:name="Table45" style:family="table">
      <style:table-properties style:width="16.002cm" table:align="left" style:writing-mode="lr-tb"/>
    </style:style>
    <style:style style:name="Table45.A" style:family="table-column">
      <style:table-column-properties style:column-width="16.002cm"/>
    </style:style>
    <style:style style:name="Table45.1" style:family="table-row">
      <style:table-row-properties fo:keep-together="auto"/>
    </style:style>
    <style:style style:name="Table45.A1" style:family="table-cell">
      <style:table-cell-properties style:vertical-align="middle" fo:background-color="#7a5ada" fo:padding="0cm" fo:border="none" style:writing-mode="lr-tb">
        <style:background-image/>
      </style:table-cell-properties>
    </style:style>
    <style:style style:name="Table45.A2" style:family="table-cell">
      <style:table-cell-properties style:vertical-align="middle" fo:background-color="#eeeeff" fo:padding="0cm" fo:border="none" style:writing-mode="lr-tb">
        <style:background-image/>
      </style:table-cell-properties>
    </style:style>
    <style:style style:name="Table46" style:family="table">
      <style:table-properties style:width="16.002cm" table:align="left" style:writing-mode="lr-tb"/>
    </style:style>
    <style:style style:name="Table46.A" style:family="table-column">
      <style:table-column-properties style:column-width="16.002cm"/>
    </style:style>
    <style:style style:name="Table46.1" style:family="table-row">
      <style:table-row-properties fo:keep-together="auto"/>
    </style:style>
    <style:style style:name="Table46.A1" style:family="table-cell">
      <style:table-cell-properties style:vertical-align="middle" fo:background-color="#7a5ada" fo:padding="0cm" fo:border="none" style:writing-mode="lr-tb">
        <style:background-image/>
      </style:table-cell-properties>
    </style:style>
    <style:style style:name="Table46.A2" style:family="table-cell">
      <style:table-cell-properties style:vertical-align="middle" fo:background-color="#eeeeff" fo:padding="0cm" fo:border="none" style:writing-mode="lr-tb">
        <style:background-image/>
      </style:table-cell-properties>
    </style:style>
    <style:style style:name="Table47" style:family="table">
      <style:table-properties style:width="16.002cm" table:align="left" style:writing-mode="lr-tb"/>
    </style:style>
    <style:style style:name="Table47.A" style:family="table-column">
      <style:table-column-properties style:column-width="16.002cm"/>
    </style:style>
    <style:style style:name="Table47.1" style:family="table-row">
      <style:table-row-properties fo:keep-together="auto"/>
    </style:style>
    <style:style style:name="Table47.A1" style:family="table-cell">
      <style:table-cell-properties style:vertical-align="middle" fo:background-color="#7a5ada" fo:padding="0cm" fo:border="none" style:writing-mode="lr-tb">
        <style:background-image/>
      </style:table-cell-properties>
    </style:style>
    <style:style style:name="Table47.A2" style:family="table-cell">
      <style:table-cell-properties style:vertical-align="middle" fo:background-color="#eeeeff" fo:padding="0cm" fo:border="none" style:writing-mode="lr-tb">
        <style:background-image/>
      </style:table-cell-properties>
    </style:style>
    <style:style style:name="P1" style:family="paragraph" style:parent-style-name="codetitle">
      <style:paragraph-properties fo:margin-top="0.494cm" fo:margin-bottom="0cm"/>
    </style:style>
    <style:style style:name="P2" style:family="paragraph" style:parent-style-name="Standard" style:list-style-name="WW8Num18">
      <style:paragraph-properties fo:margin-top="0cm" fo:margin-bottom="0cm" fo:line-height="100%"/>
    </style:style>
    <style:style style:name="P3" style:family="paragraph" style:parent-style-name="Standard" style:list-style-name="WW8Num20">
      <style:paragraph-properties fo:margin-top="0cm" fo:margin-bottom="0cm" fo:line-height="100%"/>
    </style:style>
    <style:style style:name="P4" style:family="paragraph" style:parent-style-name="Standard" style:list-style-name="WW8Num18">
      <style:paragraph-properties fo:margin-top="0cm" fo:margin-bottom="0.353cm" fo:line-height="100%"/>
    </style:style>
    <style:style style:name="P5" style:family="paragraph" style:parent-style-name="Standard" style:list-style-name="WW8Num20">
      <style:paragraph-properties fo:margin-top="0cm" fo:margin-bottom="0.353cm" fo:line-height="100%"/>
    </style:style>
    <style:style style:name="P6" style:family="paragraph" style:parent-style-name="Standard">
      <style:paragraph-properties fo:margin-top="0cm" fo:margin-bottom="0.353cm"/>
      <style:text-properties fo:font-weight="bold" style:font-weight-asian="bold" style:font-weight-complex="bold"/>
    </style:style>
    <style:style style:name="P7" style:family="paragraph" style:parent-style-name="Standard">
      <style:paragraph-properties fo:margin-top="0cm" fo:margin-bottom="0.353cm" fo:line-height="115%" fo:orphans="2" fo:widows="2" style:writing-mode="lr-tb"/>
    </style:style>
    <style:style style:name="P8" style:family="paragraph" style:parent-style-name="Standard" style:list-style-name="WW8Num18">
      <style:paragraph-properties fo:margin-top="0cm" fo:margin-bottom="0.494cm" fo:line-height="100%"/>
    </style:style>
    <style:style style:name="P9" style:family="paragraph" style:parent-style-name="Standard" style:list-style-name="WW8Num20">
      <style:paragraph-properties fo:margin-top="0cm" fo:margin-bottom="0.494cm" fo:line-height="100%"/>
    </style:style>
    <style:style style:name="P10" style:family="paragraph" style:parent-style-name="note">
      <style:paragraph-properties fo:margin-top="0.494cm" fo:margin-bottom="0cm"/>
    </style:style>
    <style:style style:name="T1" style:family="text">
      <style:text-properties style:font-name-asian="Courier New"/>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3. Configurarea Reţelei</text:h>
      <text:p text:style-name="chaphead"><text:bookmark text:name="book_part1_chap3__chap1"/><text:span text:style-name="chapnum">3.a. </text:span>Detectarea Automată a Reţelei</text:p>
      <text:p text:style-name="secthead"><text:bookmark-start text:name="book_part1_chap3__chap1_sect1"/>Poate Funcţionează Pur şi Simplu?<text:bookmark-end text:name="book_part1_chap3__chap1_sect1"/></text:p>
      <text:p text:style-name="Normal_20__28_Web_29_">Dacă sistemul dumneavoastră este conectat la o reţea deservită de un server DHCP, este foarte probabil ca suportul de reţea să fie deja configurat automat. Dacă este aşa, puteţi beneficia de avantajul comenzilor incluse pe mediul Installation CD cum ar fi <text:span text:style-name="code">ssh</text:span>, <text:span text:style-name="code">scp</text:span>, <text:span text:style-name="code">ping</text:span>, <text:span text:style-name="code">irssi</text:span>, <text:span text:style-name="code">wget</text:span> şi <text:span text:style-name="code">links</text:span>, alături de altele. </text:p>
      <text:p text:style-name="Normal_20__28_Web_29_">Dacă reţeaua a fost configurată automat, comanda <text:span text:style-name="code">/sbin/ifconfig</text:span> ar trebui să afişeze informaţii despre alte câteva interfeţe în afara lo, cum ar fi eth0: </text:p>
      <table:table table:name="Table20" table:style-name="Table20">
        <table:table-column table:style-name="Table20.A"/>
        <table:table-row table:style-name="Table20.1">
          <table:table-cell table:style-name="Table20.A1" office:value-type="string">
            <text:p text:style-name="P1"><text:bookmark text:name="book_part1_chap3__chap1_pre1"/>Cod 1.1: /sbin/ifconfig pentru o reţea configurată</text:p>
          </table:table-cell>
        </table:table-row>
        <table:table-row table:style-name="Table20.1">
          <table:table-cell table:style-name="Table20.A2" office:value-type="string">
            <text:p text:style-name="HTML_20_Preformatted"># <text:span text:style-name="code-input">/sbin/ifconfig</text:span></text:p>
            <text:p text:style-name="HTML_20_Preformatted"><text:span text:style-name="code-comment">(...)</text:span></text:p>
            <text:p text:style-name="HTML_20_Preformatted">eth0 <text:s text:c="5"/>Link encap:Ethernet <text:s/>HWaddr 00:50:BA:8F:61:7A</text:p>
            <text:p text:style-name="HTML_20_Preformatted"><text:span text:style-name="T1"><text:s text:c="10"/></text:span>inet addr:192.168.0.2 <text:s/>Bcast:192.168.0.255 <text:s/>Mask:255.255.255.0</text:p>
            <text:p text:style-name="HTML_20_Preformatted"><text:span text:style-name="T1"><text:s text:c="10"/></text:span>inet6 addr: fe80::50:ba8f:617a/10 Scope:Link</text:p>
            <text:p text:style-name="HTML_20_Preformatted"><text:span text:style-name="T1"><text:s text:c="10"/></text:span>UP BROADCAST RUNNING MULTICAST <text:s/>MTU:1500 <text:s/>Metric:1</text:p>
            <text:p text:style-name="HTML_20_Preformatted"><text:span text:style-name="T1"><text:s text:c="10"/></text:span>RX packets:1498792 errors:0 dropped:0 overruns:0 frame:0</text:p>
            <text:p text:style-name="HTML_20_Preformatted"><text:span text:style-name="T1"><text:s text:c="10"/></text:span>TX packets:1284980 errors:0 dropped:0 overruns:0 carrier:0</text:p>
            <text:p text:style-name="HTML_20_Preformatted"><text:span text:style-name="T1"><text:s text:c="10"/></text:span>collisions:1984 txqueuelen:100</text:p>
            <text:p text:style-name="HTML_20_Preformatted"><text:span text:style-name="T1"><text:s text:c="10"/></text:span>RX bytes:485691215 (463.1 Mb) <text:s/>TX bytes:123951388 (118.2 Mb)</text:p>
            <text:p text:style-name="HTML_20_Preformatted"><text:span text:style-name="T1"><text:s text:c="10"/></text:span>Interrupt:11 Base address:0xe800 </text:p>
          </table:table-cell>
        </table:table-row>
      </table:table>
      <text:p text:style-name="secthead"><text:bookmark-start text:name="book_part1_chap3__chap1_sect2"/>Opţional: Configurare Proxy<text:bookmark-end text:name="book_part1_chap3__chap1_sect2"/></text:p>
      <text:p text:style-name="Normal_20__28_Web_29_">Dacă aveţi acces la Internet prin intermediul unui proxy, va trebui să setaţi informaţiile necesare în timpul instalării. Este foarte uşor să specificaţi folosirea unui proxy: trebuie doar să definiţi o variabilă ce conţine informaţiile despre serverul folosit. </text:p>
      <text:p text:style-name="Normal_20__28_Web_29_">În majoritatea cazurilor, este suficient să definiţi variabilele folosind adresa serverului proxy. Ca exemplu, vom presupune că aceasta este <text:span text:style-name="Emphasis1">proxy.gentoo.org</text:span> şi portul este 8080. </text:p>
      <table:table table:name="Table21" table:style-name="Table21">
        <table:table-column table:style-name="Table21.A"/>
        <table:table-row table:style-name="Table21.1">
          <table:table-cell table:style-name="Table21.A1" office:value-type="string">
            <text:p text:style-name="P1"><text:bookmark text:name="book_part1_chap3__chap1_pre2"/>Cod 1.2: Definirea serverelor proxy</text:p>
          </table:table-cell>
        </table:table-row>
        <table:table-row table:style-name="Table21.1">
          <table:table-cell table:style-name="Table21.A2" office:value-type="string">
            <text:p text:style-name="HTML_20_Preformatted"><text:span text:style-name="code-comment">(Pentru traficul HTTP)</text:span></text:p>
            <text:p text:style-name="HTML_20_Preformatted"># <text:span text:style-name="code-input">export http_proxy="http://proxy.gentoo.org:8080"</text:span></text:p>
            <text:p text:style-name="HTML_20_Preformatted"><text:span text:style-name="code-comment">(Pentru traficul FTP)</text:span></text:p>
            <text:p text:style-name="HTML_20_Preformatted"># <text:span text:style-name="code-input">export ftp_proxy="ftp://proxy.gentoo.org:8080"</text:span></text:p>
            <text:p text:style-name="HTML_20_Preformatted"><text:span text:style-name="code-comment">(Pentru traficul RSYNC)</text:span></text:p>
            <text:p text:style-name="HTML_20_Preformatted"><text:soft-page-break/># <text:span text:style-name="code-input">export RSYNC_PROXY="proxy.gentoo.org:8080"</text:span></text:p>
          </table:table-cell>
        </table:table-row>
      </table:table>
      <text:p text:style-name="Normal_20__28_Web_29_">Dacă serverul proxy folosit necesită autentificare cu nume şi parolă, trebuie să folosiţi următoarea sintaxă pentru definirea variabilelor: </text:p>
      <table:table table:name="Table22" table:style-name="Table22">
        <table:table-column table:style-name="Table22.A"/>
        <table:table-row table:style-name="Table22.1">
          <table:table-cell table:style-name="Table22.A1" office:value-type="string">
            <text:p text:style-name="P1"><text:bookmark text:name="book_part1_chap3__chap1_pre3"/>Cod 1.3: Adăugarea nume/parolă la variabilele ce definesc proxy</text:p>
          </table:table-cell>
        </table:table-row>
        <table:table-row table:style-name="Table22.1">
          <table:table-cell table:style-name="Table22.A2" office:value-type="string">
            <text:p text:style-name="HTML_20_Preformatted">http://username:password@server</text:p>
          </table:table-cell>
        </table:table-row>
      </table:table>
      <text:p text:style-name="Normal_20__28_Web_29_">În funcţie de mediul de pe care aţi ales să instalaţi Gentoo puteţi continua sau nu fără reţea (şi acces Internet). Nu, nu ne jucăm cu mintea dumneavoastră =) </text:p>
      <text:p text:style-name="Normal_20__28_Web_29_">În general aveţi nevoie de a configura reţeaua (şi accesul la Internet). Totuşi, Gentoo vă permite şi instalarea fără o conexiune la Internet, acest lucru fiind posibil numai cu ajutorul LiveCD-urilor Gentoo Universal. </text:p>
      <text:p text:style-name="secthead"><text:bookmark-start text:name="book_part1_chap3__chap1_sect3"/>De ce am nevoie de reţea?<text:bookmark-end text:name="book_part1_chap3__chap1_sect3"/></text:p>
      <text:p text:style-name="Normal_20__28_Web_29_">Instalând Gentoo de pe Internet veţi avea toate actualizările la zi. Veţi avea o instalarea bazată pe cel mai recent Portage (care este o colecţie de pachete furnizate împreună cu instrumentele necesare administrării lor). Acesta este de altfel motivul pentru care instalarea de pe Internet este preferată. Totuşi, unele persoane nu pot sau nu vor să instaleze Gentoo pe un sistem conectat la Internet. </text:p>
      <text:p text:style-name="Normal_20__28_Web_29_">Dacă sunteţi în această situaţie atunci sunteţi nevoiţi să folosiţi LiveCD-urile Gentoo Universal. Acest LiveCD include cod sursă, o versiune completă a Portage şi instrumentele necesare instalării unui sistem de bază Gentoo, şi chiar mai mult. Această metodă are însă preţul ei: nu veţi avea ultimele versiuni ale programelor instalate, deşi diferenţele vor fi minime. </text:p>
      <text:p text:style-name="Normal_20__28_Web_29_">Dacă vreţi să urmaţi instalarea fără a fi conectaţi la internet şi doriţi să folosiţi un CD Universal Gentoo LiveCD, săriţi peste restul acestui capitol şi continuaţi cu <text:a xlink:type="simple" xlink:href="http://www.gentoo.org/doc/ro/handbook/handbook-x86.xml?full=1#book_part1_chap4"><text:span text:style-name="Internet_20_link">Pregătirea Discurilor</text:span></text:a>. Altfel, continuaţi cu secţiunile despre configurarea suportului de reţea ce urmează. </text:p>
      <text:p text:style-name="secthead"><text:bookmark-start text:name="book_part1_chap3__chap1_sect4"/>Testarea reţelei<text:bookmark-end text:name="book_part1_chap3__chap1_sect4"/></text:p>
      <text:p text:style-name="Normal_20__28_Web_29_">Aţi putea încerca să daţi ping în serverele de nume ale provider-ului dumneavoastră (cele scrise în <text:span text:style-name="path">/etc/resolv.conf</text:span>) şi apoi într-un site la alegere, doar pentru a vă asigura că pachetele dumneavoastră ajung pe internet şi rezolvarea numelor funcţionează corect, etc. </text:p>
      <table:table table:name="Table23" table:style-name="Table23">
        <table:table-column table:style-name="Table23.A"/>
        <table:table-row table:style-name="Table23.1">
          <table:table-cell table:style-name="Table23.A1" office:value-type="string">
            <text:p text:style-name="P1"><text:bookmark text:name="book_part1_chap3__chap1_pre4"/>Cod 1.4: Exemplu de testare a reţelei</text:p>
          </table:table-cell>
        </table:table-row>
        <table:table-row table:style-name="Table23.1">
          <table:table-cell table:style-name="Table23.A2" office:value-type="string">
            <text:p text:style-name="HTML_20_Preformatted"># <text:span text:style-name="code-input">ping -c 3 www.yahoo.com</text:span></text:p>
          </table:table-cell>
        </table:table-row>
      </table:table>
      <text:p text:style-name="Normal_20__28_Web_29_"><text:soft-page-break/>Dacă puteţi utiliza, acum, reţeaua, puteţi sări peste restul acestei secţiuni şi continua cu <text:a xlink:type="simple" xlink:href="http://www.gentoo.org/doc/ro/handbook/handbook-x86.xml?full=1#book_part1_chap4"><text:span text:style-name="Internet_20_link">Pregătirea Discurilor</text:span></text:a>. Dacă nu, citiţi mai departe. </text:p>
      <text:p text:style-name="chaphead"><text:bookmark text:name="book_part1_chap3__chap2"/><text:span text:style-name="chapnum">3.b. </text:span>Configurarea Automată a Reţelei</text:p>
      <text:p text:style-name="Normal_20__28_Web_29_">Dacă reţeaua nu funcţionează imediat, unele medii de instalare vă permit să folosiţi <text:span text:style-name="code">net-setup</text:span> (pentru reţele obişnuite sau wireless) sau <text:span text:style-name="code">adsl-setup</text:span> (pentru conexiuni ADSL) sau <text:span text:style-name="code">pptp</text:span> (pentru conexiuni PPTP - disponibilă doar pe arhitectura x86). </text:p>
      <text:p text:style-name="Normal_20__28_Web_29_">Dacă suportul dumneavoastră de instalare nu conţine nici un astfel de instrument sau reţeaua nu funcţionează încă, continuaţi cu <text:a xlink:type="simple" xlink:href="http://www.gentoo.org/doc/ro/handbook/handbook-x86.xml?full=1#book_part1_chap3__chap3"><text:span text:style-name="Internet_20_link">Configurarea Manuală a Reţelei</text:span></text:a>. </text:p>
      <text:list xml:id="list801692079" text:style-name="WW8Num18">
        <text:list-item>
          <text:p text:style-name="P2">Pentru conexiuni obişnuite continuaţi cu <text:a xlink:type="simple" xlink:href="http://www.gentoo.org/doc/ro/handbook/handbook-x86.xml?full=1#net-setup"><text:span text:style-name="Internet_20_link">Implicit: Folosirea net-setup</text:span></text:a> </text:p>
        </text:list-item>
        <text:list-item>
          <text:p text:style-name="P4">Pentru conexiuni ADSL continuaţi cu <text:a xlink:type="simple" xlink:href="http://www.gentoo.org/doc/ro/handbook/handbook-x86.xml?full=1#rp-pppoe"><text:span text:style-name="Internet_20_link">Alternativ: Folosirea RP-PPPoE</text:span></text:a> </text:p>
        </text:list-item>
        <text:list-item>
          <text:p text:style-name="P8">Pentru conexiuni PPTP continuaţi cu <text:a xlink:type="simple" xlink:href="http://www.gentoo.org/doc/ro/handbook/handbook-x86.xml?full=1#pptp"><text:span text:style-name="Internet_20_link">Alternativ: Folosirea PPTP</text:span></text:a> </text:p>
        </text:list-item>
      </text:list>
      <text:p text:style-name="secthead">Implicit: Folosirea net-setup</text:p>
      <text:p text:style-name="Normal_20__28_Web_29_">Cea mai simplă cale de a configura reţeaua dacă aceasta nu s-a efectuat în mod automat este să rulaţi scriptul <text:span text:style-name="code">net-setup</text:span>: </text:p>
      <table:table table:name="Table24" table:style-name="Table24">
        <table:table-column table:style-name="Table24.A"/>
        <table:table-row table:style-name="Table24.1">
          <table:table-cell table:style-name="Table24.A1" office:value-type="string">
            <text:p text:style-name="P1"><text:bookmark text:name="book_part1_chap3__chap2_pre1"/>Cod 2.1: Rularea scriptului net-setup</text:p>
          </table:table-cell>
        </table:table-row>
        <table:table-row table:style-name="Table24.1">
          <table:table-cell table:style-name="Table24.A2" office:value-type="string">
            <text:p text:style-name="HTML_20_Preformatted"># <text:span text:style-name="code-input">net-setup eth0</text:span></text:p>
          </table:table-cell>
        </table:table-row>
      </table:table>
      <text:p text:style-name="Normal_20__28_Web_29_">net-setup vă va interoga despre câteva lucruri despre reţea. La final ar trebui să aveţi o reţea funcţională. Testaţi reţeaua în modul descris anterior. Dacă testele sunt pozitive, felicitări! Acum sunteţi gata să instalaţi Gentoo. Săriţi peste restul acestei secţiuni şi continuaţi cu <text:a xlink:type="simple" xlink:href="http://www.gentoo.org/doc/ro/handbook/handbook-x86.xml?full=1#book_part1_chap4"><text:span text:style-name="Internet_20_link">Pregătirea Discurilor</text:span></text:a>. </text:p>
      <text:p text:style-name="Normal_20__28_Web_29_">Dacă reţeua dumneavoastră tot nu este funcţională, continuaţi cu <text:a xlink:type="simple" xlink:href="http://www.gentoo.org/doc/ro/handbook/handbook-x86.xml?full=1#book_part1_chap3__chap3"><text:span text:style-name="Internet_20_link">Configurarea Manuală a Reţelei</text:span></text:a>. </text:p>
      <text:p text:style-name="secthead">Alternativ: Folosirea RP-PPPoE</text:p>
      <text:p text:style-name="Normal_20__28_Web_29_">Presupunând că aveţi nevoie de PPPoE pentru a vă conecta la internet, mediul Installation CD (orice versiune) a simplificat lucrurile pentru dumneavoastră incluzând scriptul <text:span text:style-name="code">rp-pppoe</text:span>. Folosiţi scriptul <text:span text:style-name="code">adsl-setup</text:span> pentru a configura conexiunea. Va trebui să specificaţi care anume interfaţă de reţea este conectată la modemul adsl, numele şi parola, ip-urile serverelor de nume (DNS) şi dacă doriţi sau nu un firewall minim. </text:p>
      <table:table table:name="Table25" table:style-name="Table25">
        <table:table-column table:style-name="Table25.A"/>
        <text:soft-page-break/>
        <table:table-row table:style-name="Table25.1">
          <table:table-cell table:style-name="Table25.A1" office:value-type="string">
            <text:p text:style-name="P1"><text:bookmark text:name="book_part1_chap3__chap2_pre2"/>Cod 2.2: Folosirea rp-pppoe</text:p>
          </table:table-cell>
        </table:table-row>
        <table:table-row table:style-name="Table25.1">
          <table:table-cell table:style-name="Table25.A2" office:value-type="string">
            <text:p text:style-name="HTML_20_Preformatted"># <text:span text:style-name="code-input">adsl-setup</text:span></text:p>
            <text:p text:style-name="HTML_20_Preformatted"># <text:span text:style-name="code-input">adsl-start</text:span></text:p>
          </table:table-cell>
        </table:table-row>
      </table:table>
      <text:p text:style-name="Normal_20__28_Web_29_">Dacă ceva nu a funcţionat, verificaţi din nou dacă aţi introdus numele şi parola corecte uitându-vă în <text:span text:style-name="path">/etc/ppp/pap-secrets</text:span> sau <text:span text:style-name="path">/etc/ppp/chap-secrets</text:span> şi asiguraţi-vă că aţi specificat corect interfaţa folosită pentru conectare. Dacă intefaţa de reţea nu există, va trebui să încărcaţi modulul corespunzător. În acest caz ar trebui să continuaţi cu <text:a xlink:type="simple" xlink:href="http://www.gentoo.org/doc/ro/handbook/handbook-x86.xml?full=1#book_part1_chap3__chap3"><text:span text:style-name="Internet_20_link">Configurarea Manuală a Reţelei</text:span></text:a> unde este explicat modul de încărcare a modulelor necesare. </text:p>
      <text:p text:style-name="Normal_20__28_Web_29_">Dacă totul este în regulă, continuaţi cu <text:a xlink:type="simple" xlink:href="http://www.gentoo.org/doc/ro/handbook/handbook-x86.xml?full=1#book_part1_chap4"><text:span text:style-name="Internet_20_link">Pregătirea Discurilor</text:span></text:a>. </text:p>
      <text:p text:style-name="secthead"><text:bookmark-start text:name="book_part1_chap3__chap2_sect4"/>Alternativ: Folosirea PPTP<text:bookmark-end text:name="book_part1_chap3__chap2_sect4"/></text:p>
      <table:table table:name="Table26" table:style-name="Table26">
        <table:table-column table:style-name="Table26.A"/>
        <table:table-row table:style-name="Table26.1">
          <table:table-cell table:style-name="Table26.A1" office:value-type="string">
            <text:p text:style-name="P10"><text:span text:style-name="T2">Notă: </text:span>Suportul PPTP este disponibil doar pentru arhitectura x86 </text:p>
          </table:table-cell>
        </table:table-row>
      </table:table>
      <text:p text:style-name="Normal_20__28_Web_29_">Dacă aveţi nevoie de PPTP, puteţi folosi scriptul <text:span text:style-name="code">pptpclient</text:span> disponibil pe mediul Installation CD. Dar, mai întâi, trebuie să vă asiguraţi că aveţi o configuraţie corectă. Editaţi <text:span text:style-name="path">/etc/ppp/pap-secrets</text:span> sau <text:span text:style-name="path">/etc/ppp/chap-secrets</text:span> astfel încât acestea să conţină combinaţia corectă nume/parolă: </text:p>
      <table:table table:name="Table27" table:style-name="Table27">
        <table:table-column table:style-name="Table27.A"/>
        <table:table-row table:style-name="Table27.1">
          <table:table-cell table:style-name="Table27.A1" office:value-type="string">
            <text:p text:style-name="P1"><text:bookmark text:name="book_part1_chap3__chap2_pre3"/>Cod 2.3: Editare /etc/ppp/chap-secrets</text:p>
          </table:table-cell>
        </table:table-row>
        <table:table-row table:style-name="Table27.1">
          <table:table-cell table:style-name="Table27.A2" office:value-type="string">
            <text:p text:style-name="HTML_20_Preformatted"># <text:span text:style-name="code-input">nano -w /etc/ppp/chap-secrets</text:span></text:p>
          </table:table-cell>
        </table:table-row>
      </table:table>
      <text:p text:style-name="Normal_20__28_Web_29_">Ajustăm, dacă este necesar, <text:span text:style-name="path">/etc/ppp/options.pptp</text:span>: </text:p>
      <table:table table:name="Table28" table:style-name="Table28">
        <table:table-column table:style-name="Table28.A"/>
        <table:table-row table:style-name="Table28.1">
          <table:table-cell table:style-name="Table28.A1" office:value-type="string">
            <text:p text:style-name="P1"><text:bookmark text:name="book_part1_chap3__chap2_pre4"/>Cod 2.4: Editare /etc/ppp/options.pptp</text:p>
          </table:table-cell>
        </table:table-row>
        <table:table-row table:style-name="Table28.1">
          <table:table-cell table:style-name="Table28.A2" office:value-type="string">
            <text:p text:style-name="HTML_20_Preformatted"># <text:span text:style-name="code-input">nano -w /etc/ppp/options.pptp</text:span></text:p>
          </table:table-cell>
        </table:table-row>
      </table:table>
      <text:p text:style-name="Normal_20__28_Web_29_">Când totul este în regulă, doar rulaţi <text:span text:style-name="code">pptp</text:span> (împreună cu opţiunile pe care nu le-aţi putut seta în <text:span text:style-name="path">options.pptp</text:span>) pentru a vă conecta la server: </text:p>
      <table:table table:name="Table29" table:style-name="Table29">
        <table:table-column table:style-name="Table29.A"/>
        <table:table-row table:style-name="Table29.1">
          <table:table-cell table:style-name="Table29.A1" office:value-type="string">
            <text:p text:style-name="P1"><text:bookmark text:name="book_part1_chap3__chap2_pre5"/>Cod 2.5: Conectarea la un server dial-in</text:p>
          </table:table-cell>
        </table:table-row>
        <table:table-row table:style-name="Table29.1">
          <table:table-cell table:style-name="Table29.A2" office:value-type="string">
            <text:p text:style-name="HTML_20_Preformatted"># <text:span text:style-name="code-input">pptp &lt;server ip&gt;</text:span></text:p>
          </table:table-cell>
        </table:table-row>
      </table:table>
      <text:p text:style-name="Normal_20__28_Web_29_">Acum continuaţi cu <text:a xlink:type="simple" xlink:href="http://www.gentoo.org/doc/ro/handbook/handbook-x86.xml?full=1#book_part1_chap4"><text:span text:style-name="Internet_20_link">Pregătirea Discurilor</text:span></text:a>. </text:p>
      <text:p text:style-name="chaphead"><text:bookmark text:name="book_part1_chap3__chap3"/><text:span text:style-name="chapnum">3.c. </text:span>Configurarea manuală a reţelei</text:p>
      <text:p text:style-name="secthead"><text:bookmark-start text:name="book_part1_chap3__chap3_sect1"/>Încărcarea modulelor potrivite<text:bookmark-end text:name="book_part1_chap3__chap3_sect1"/></text:p>
      <text:p text:style-name="Normal_20__28_Web_29_"><text:soft-page-break/>La boot-area de pe mediul Installation CD, se încearcă detectarea tuturor dispozitivelor hardware şi încărcarea modulelor kernel (driver-e) necesare acestora. În marea majoritate a cazurilor, LiveCD-ul face o treabă foarte bună (detectând aproape tot). Totuşi, în unele cazuri, este posibil să nu fie încărcate automat unele module necesare. </text:p>
      <text:p text:style-name="Normal_20__28_Web_29_">Dacă <text:span text:style-name="code">net-setup</text:span> sau <text:span text:style-name="code">adsl-setup</text:span> eşuează, atunci este posibil ca placa de reţea să nu fi fost autodetectată. Aceasta presupune ca dumneavoastră să încarci manual modulele kernel corespunzătoare. </text:p>
      <text:p text:style-name="Normal_20__28_Web_29_">Pentru a afla ce module sunt disponibile pentru reţea, folosiţi <text:span text:style-name="code">ls</text:span>: </text:p>
      <table:table table:name="Table30" table:style-name="Table30">
        <table:table-column table:style-name="Table30.A"/>
        <table:table-row table:style-name="Table30.1">
          <table:table-cell table:style-name="Table30.A1" office:value-type="string">
            <text:p text:style-name="P1"><text:bookmark text:name="book_part1_chap3__chap3_pre1"/>Cod 3.1: Căutarea modulelor disponibile</text:p>
          </table:table-cell>
        </table:table-row>
        <table:table-row table:style-name="Table30.1">
          <table:table-cell table:style-name="Table30.A2" office:value-type="string">
            <text:p text:style-name="HTML_20_Preformatted"># <text:span text:style-name="code-input">ls /lib/modules/`uname -r`/kernel/drivers/net</text:span></text:p>
          </table:table-cell>
        </table:table-row>
      </table:table>
      <text:p text:style-name="Normal_20__28_Web_29_">Dacă aţi găsit driver-ul necesar plăcii de reţea, folosiţi <text:span text:style-name="code">modprobe</text:span> pentru a-l încărca: </text:p>
      <table:table table:name="Table31" table:style-name="Table31">
        <table:table-column table:style-name="Table31.A"/>
        <table:table-row table:style-name="Table31.1">
          <table:table-cell table:style-name="Table31.A1" office:value-type="string">
            <text:p text:style-name="P1"><text:bookmark text:name="book_part1_chap3__chap3_pre2"/>Cod 3.2: Folosirea modprobe pentru a încărca un modul kernel</text:p>
          </table:table-cell>
        </table:table-row>
        <table:table-row table:style-name="Table31.1">
          <table:table-cell table:style-name="Table31.A2" office:value-type="string">
            <text:p text:style-name="HTML_20_Preformatted"><text:span text:style-name="code-comment">(Ca exemplu, noi încărcăm modulul pcnet32 )</text:span></text:p>
            <text:p text:style-name="HTML_20_Preformatted"># <text:span text:style-name="code-input">modprobe pcnet32</text:span></text:p>
          </table:table-cell>
        </table:table-row>
      </table:table>
      <text:p text:style-name="Normal_20__28_Web_29_">Pentru a verifica dacă placa dumneavoastră de reţea este detectată, folosiţi <text:span text:style-name="code">ifconfig</text:span>. O placă de reţea detectată ar trebui să furnizeze un rezultat de genul: </text:p>
      <table:table table:name="Table32" table:style-name="Table32">
        <table:table-column table:style-name="Table32.A"/>
        <table:table-row table:style-name="Table32.1">
          <table:table-cell table:style-name="Table32.A1" office:value-type="string">
            <text:p text:style-name="P1"><text:bookmark text:name="book_part1_chap3__chap3_pre3"/>Cod 3.3: Testarea disponibilităţii plăcii de reţea, rezultat în caz de succes</text:p>
          </table:table-cell>
        </table:table-row>
        <table:table-row table:style-name="Table32.1">
          <table:table-cell table:style-name="Table32.A2" office:value-type="string">
            <text:p text:style-name="HTML_20_Preformatted"># <text:span text:style-name="code-input">ifconfig eth0</text:span></text:p>
            <text:p text:style-name="HTML_20_Preformatted">eth0 <text:s text:c="5"/>Link encap:Ethernet <text:s/>HWaddr FE:FD:00:00:00:00 <text:s/></text:p>
            <text:p text:style-name="HTML_20_Preformatted"><text:span text:style-name="T1"><text:s text:c="10"/></text:span>BROADCAST NOARP MULTICAST <text:s/>MTU:1500 <text:s/>Metric:1</text:p>
            <text:p text:style-name="HTML_20_Preformatted"><text:span text:style-name="T1"><text:s text:c="10"/></text:span>RX packets:0 errors:0 dropped:0 overruns:0 frame:0</text:p>
            <text:p text:style-name="HTML_20_Preformatted"><text:span text:style-name="T1"><text:s text:c="10"/></text:span>TX packets:0 errors:0 dropped:0 overruns:0 carrier:0</text:p>
            <text:p text:style-name="HTML_20_Preformatted"><text:span text:style-name="T1"><text:s text:c="10"/></text:span>collisions:0 txqueuelen:0 </text:p>
            <text:p text:style-name="HTML_20_Preformatted"><text:span text:style-name="T1"><text:s text:c="10"/></text:span>RX bytes:0 (0.0 b) <text:s/>TX bytes:0 (0.0 b)</text:p>
          </table:table-cell>
        </table:table-row>
      </table:table>
      <text:p text:style-name="Normal_20__28_Web_29_">Dacă totuşi primiţi următoarea eroare, placa de reţea nu a fost detectată: </text:p>
      <table:table table:name="Table33" table:style-name="Table33">
        <table:table-column table:style-name="Table33.A"/>
        <table:table-row table:style-name="Table33.1">
          <table:table-cell table:style-name="Table33.A1" office:value-type="string">
            <text:p text:style-name="P1"><text:bookmark text:name="book_part1_chap3__chap3_pre4"/>Cod 3.4: Testarea disponibilităţii plăcii de reţea, rezultat în caz de eşec</text:p>
          </table:table-cell>
        </table:table-row>
        <table:table-row table:style-name="Table33.1">
          <table:table-cell table:style-name="Table33.A2" office:value-type="string">
            <text:p text:style-name="HTML_20_Preformatted"># <text:span text:style-name="code-input">ifconfig eth0</text:span></text:p>
            <text:p text:style-name="HTML_20_Preformatted">eth0: error fetching interface information: Device not found</text:p>
          </table:table-cell>
        </table:table-row>
      </table:table>
      <text:p text:style-name="Normal_20__28_Web_29_">Dacă aveţi mai multe plăci de reţea în sistemul dumneavoastră acestea sunt numite <text:span text:style-name="Emphasis1">eth0</text:span>, <text:span text:style-name="Emphasis1">eth1</text:span>, etc. Asigurăţi-vă că placa pe care doriţi să o folosiţi funcţionează corespunzător şi amintiţi-vă să folosiţi numele corespunzător împreună cu acest document. Noi vom presupune că este folosită placa <text:span text:style-name="Emphasis1">eth0</text:span>. </text:p>
      <text:p text:style-name="Normal_20__28_Web_29_">Presupunând că acum placa de reţea este detectată, puteţi reîncerca <text:span text:style-name="code">net-setup</text:span> sau <text:span text:style-name="code">adsl-setup</text:span> (acum ar trebui să meargă), dar pentru cei cărora le place calea dificilă vom explica cum să configuraţi manual reţeaua. </text:p>
      <text:p text:style-name="Normal_20__28_Web_29_"><text:soft-page-break/>Selectaţi una din următoarele secţiuni în funcţie de tipul reţelei: </text:p>
      <text:list xml:id="list1473581607" text:style-name="WW8Num20">
        <text:list-item>
          <text:p text:style-name="P3"><text:a xlink:type="simple" xlink:href="http://www.gentoo.org/doc/ro/handbook/handbook-x86.xml?full=1#install-dhcp"><text:span text:style-name="Internet_20_link">Folosirea DHCP</text:span></text:a> pentru alocarea automată a IP-ului</text:p>
        </text:list-item>
        <text:list-item>
          <text:p text:style-name="P5"><text:a xlink:type="simple" xlink:href="http://www.gentoo.org/doc/ro/handbook/handbook-x86.xml?full=1#wireless"><text:span text:style-name="Internet_20_link">Pregătirea pentru acces Wireless</text:span></text:a> dacă aveţi o placă wireless </text:p>
        </text:list-item>
        <text:list-item>
          <text:p text:style-name="P5"><text:a xlink:type="simple" xlink:href="http://www.gentoo.org/doc/ro/handbook/handbook-x86.xml?full=1#network_term"><text:span text:style-name="Internet_20_link">Terminologia Utilizată în Reţelistică</text:span></text:a> explică ceea ce trebuie să ştiţi despre reţele </text:p>
        </text:list-item>
        <text:list-item>
          <text:p text:style-name="P9"><text:a xlink:type="simple" xlink:href="http://www.gentoo.org/doc/ro/handbook/handbook-x86.xml?full=1#ifconfig_route"><text:span text:style-name="Internet_20_link">Folosirea ifconfig şi route</text:span></text:a> explică cum să setaţi manual reţeaua </text:p>
        </text:list-item>
      </text:list>
      <text:p text:style-name="secthead"><text:bookmark-start text:name="book_part1_chap3__chap3_sect2"/><text:bookmark text:name="install-dhcp"/>Folosirea DHCP<text:bookmark-end text:name="book_part1_chap3__chap3_sect2"/></text:p>
      <text:p text:style-name="Normal_20__28_Web_29_">DHCP (Dynamic Host Configuration Protocol) face posibilă obţinerea în mod automat a informaţiilor necesare configurării reţelei (adresa IP, netmask, adresa broadcast, gateway, servere de nume etc.). Aceasta funcţionează numai dacă în reţeaua dumneavoastră există un server DHCP (sau provider-ul dumneavoastră de internet vă furnizează serviciul DHCP). Pentru ca placa de reţea să fie configurată automat folosiţi <text:span text:style-name="code">dhcpcd</text:span>: </text:p>
      <table:table table:name="Table34" table:style-name="Table34">
        <table:table-column table:style-name="Table34.A"/>
        <table:table-row table:style-name="Table34.1">
          <table:table-cell table:style-name="Table34.A1" office:value-type="string">
            <text:p text:style-name="P1"><text:bookmark text:name="book_part1_chap3__chap3_pre5"/>Cod 3.5: Folosirea dhcpcd</text:p>
          </table:table-cell>
        </table:table-row>
        <table:table-row table:style-name="Table34.1">
          <table:table-cell table:style-name="Table34.A2" office:value-type="string">
            <text:p text:style-name="HTML_20_Preformatted"># <text:span text:style-name="code-input">dhcpcd eth0</text:span></text:p>
            <text:p text:style-name="HTML_20_Preformatted"><text:span text:style-name="code-comment">Unii administratori de reţea vă impun să folosiţi</text:span></text:p>
            <text:p text:style-name="HTML_20_Preformatted"><text:span text:style-name="code-comment">pentru maşina dumneavoastră numele de host şi domeniu furnizate de serverul DHCP.</text:span></text:p>
            <text:p text:style-name="HTML_20_Preformatted"><text:span text:style-name="code-comment">În acest caz, folosiţi</text:span></text:p>
            <text:p text:style-name="HTML_20_Preformatted"># <text:span text:style-name="code-input">dhcpcd -HD eth0</text:span></text:p>
          </table:table-cell>
        </table:table-row>
      </table:table>
      <text:p text:style-name="Normal_20__28_Web_29_">Dacă totul a fost în regulă (încercaţi ping în câteva adrese internet, de exemplu <text:a xlink:type="simple" xlink:href="http://www.google.com/"><text:span text:style-name="Internet_20_link">Google</text:span></text:a>), atunci aveţi totul setat şi sunteţi gata pentru a continua. Săriţi peste restul acestei secţiuni şi continuaţi cu <text:a xlink:type="simple" xlink:href="http://www.gentoo.org/doc/ro/handbook/handbook-x86.xml?full=1#book_part1_chap4"><text:span text:style-name="Internet_20_link">Pregătirea Discurilor</text:span></text:a>. </text:p>
      <text:p text:style-name="secthead"><text:bookmark-start text:name="book_part1_chap3__chap3_sect3"/>Pregătirea pentru acces Wireless<text:bookmark-end text:name="book_part1_chap3__chap3_sect3"/></text:p>
      <table:table table:name="Table35" table:style-name="Table35">
        <table:table-column table:style-name="Table35.A"/>
        <table:table-row table:style-name="Table35.1">
          <table:table-cell table:style-name="Table35.A1" office:value-type="string">
            <text:p text:style-name="P10"><text:span text:style-name="T2">Notă: </text:span>Suportul pentru comanda <text:span text:style-name="code">iwconfig</text:span> este disponibil doar pentru mediile Installation CD pentru arhitecturile x86, amd64 şi ppc. Puteţi, însă, să faceţi să funcţioneze placa wireless urmând instrucţiunile din <text:a xlink:type="simple" xlink:href="ftp://ftp.linux-wlan.org/pub/linux-wlan-ng/README"><text:span text:style-name="Internet_20_link">proiectul linux-wlan-ng</text:span></text:a>. </text:p>
          </table:table-cell>
        </table:table-row>
      </table:table>
      <text:p text:style-name="Normal_20__28_Web_29_">Dacă folosiţi o placă wireless (802.11), trebuie să efectuaţi toate setările necesare înainte de a putea să continuaţi. Pentru a vedea setările curente ale plăcii dumneavoastră, puteţi folosi <text:span text:style-name="code">iwconfig</text:span>. Rularea <text:span text:style-name="code">iwconfig</text:span> poate afişa ceva de genul: </text:p>
      <table:table table:name="Table36" table:style-name="Table36">
        <table:table-column table:style-name="Table36.A"/>
        <table:table-row table:style-name="Table36.1">
          <table:table-cell table:style-name="Table36.A1" office:value-type="string">
            <text:p text:style-name="P1"><text:bookmark text:name="book_part1_chap3__chap3_pre6"/>Cod 3.6: Listarea setărilor curente pentru placa wireless</text:p>
          </table:table-cell>
        </table:table-row>
        <table:table-row table:style-name="Table36.1">
          <table:table-cell table:style-name="Table36.A2" office:value-type="string">
            <text:p text:style-name="HTML_20_Preformatted"># <text:span text:style-name="code-input">iwconfig eth0</text:span></text:p>
            <text:p text:style-name="HTML_20_Preformatted">eth0 <text:s text:c="5"/>IEEE 802.11-DS <text:s/>ESSID:"GentooNode" <text:s text:c="34"/></text:p>
            <text:p text:style-name="HTML_20_Preformatted"><text:span text:style-name="T1"><text:s text:c="10"/></text:span>Mode:Managed <text:s/>Frequency:2.442GHz <text:s/>Access Point: 00:09:5B:11:CC:F2 <text:s text:c="3"/></text:p>
            <text:p text:style-name="HTML_20_Preformatted"><text:span text:style-name="T1"><text:s text:c="10"/></text:span>Bit Rate:11Mb/s <text:s text:c="2"/>Tx-Power=20 dBm <text:s text:c="2"/>Sensitivity=0/65535 <text:s text:c="14"/></text:p>
            <text:p text:style-name="HTML_20_Preformatted"><text:span text:style-name="T1"><text:s text:c="10"/></text:span>Retry limit:16 <text:s text:c="2"/>RTS thr:off <text:s text:c="2"/>Fragment thr:off <text:s text:c="22"/></text:p>
            <text:p text:style-name="HTML_20_Preformatted"><text:soft-page-break/><text:span text:style-name="T1"><text:s text:c="10"/></text:span>Power Management:off <text:s text:c="49"/></text:p>
            <text:p text:style-name="HTML_20_Preformatted"><text:span text:style-name="T1"><text:s text:c="10"/></text:span>Link Quality:25/10 <text:s/>Signal level:-51 dBm <text:s/>Noise level:-102 dBm <text:s text:c="7"/></text:p>
            <text:p text:style-name="HTML_20_Preformatted"><text:span text:style-name="T1"><text:s text:c="10"/></text:span>Rx invalid nwid:5901 Rx invalid crypt:0 Rx invalid frag:0 Tx <text:s text:c="9"/></text:p>
            <text:p text:style-name="HTML_20_Preformatted"><text:span text:style-name="T1"><text:s text:c="10"/></text:span>excessive retries:237 Invalid misc:350282 Missed beacon:84 <text:s text:c="11"/></text:p>
          </table:table-cell>
        </table:table-row>
      </table:table>
      <text:p text:style-name="Standard"/>
      <table:table table:name="Table37" table:style-name="Table37">
        <table:table-column table:style-name="Table37.A"/>
        <table:table-row table:style-name="Table37.1">
          <table:table-cell table:style-name="Table37.A1" office:value-type="string">
            <text:p text:style-name="P10"><text:span text:style-name="T2">Notă: </text:span>Unele plăci wireless pot avea numele <text:span text:style-name="code">wlan0</text:span> sau <text:span text:style-name="code">ra0</text:span> în loc de <text:span text:style-name="code">eth0</text:span>. Rulaţi <text:span text:style-name="code">iwconfig</text:span> fără nici un parametru, pentru a determina numele corect al dispozitivului. </text:p>
          </table:table-cell>
        </table:table-row>
      </table:table>
      <text:p text:style-name="Normal_20__28_Web_29_">Pentru majoritatea utilizatorilor, sunt numai două setări importante de schimbat, ESSID (adică numele reţelei wireless) şi/sau cheia WEP. Dacă ESSID şi adresa Access Point listate sunt deja ca cele ale Access Point-ului la care vă conectaţi şi dacă nu folosiţi WEP, atunci reţeaua wireless este funcţională. Dacă aveţi nevoie să schimbaţi ESSID-ul sau să specificaţi o cheie WEP, puteţi folosi următoarele comenzi: </text:p>
      <table:table table:name="Table38" table:style-name="Table38">
        <table:table-column table:style-name="Table38.A"/>
        <table:table-row table:style-name="Table38.1">
          <table:table-cell table:style-name="Table38.A1" office:value-type="string">
            <text:p text:style-name="P1"><text:bookmark text:name="book_part1_chap3__chap3_pre7"/>Cod 3.7: Schimbarea ESSID şi/sau adăugarea cheii WEP</text:p>
          </table:table-cell>
        </table:table-row>
        <table:table-row table:style-name="Table38.1">
          <table:table-cell table:style-name="Table38.A2" office:value-type="string">
            <text:p text:style-name="HTML_20_Preformatted"><text:span text:style-name="code-comment">(Aceasta setează numele reţelei wireless la "GentooNode")</text:span></text:p>
            <text:p text:style-name="HTML_20_Preformatted"># <text:span text:style-name="code-input">iwconfig eth0 essid GentooNode</text:span></text:p>
            <text:p text:style-name="HTML_20_Preformatted"/>
            <text:p text:style-name="HTML_20_Preformatted"><text:span text:style-name="code-comment">(Aceasta setează cheia WEP în notaţie hexa)</text:span></text:p>
            <text:p text:style-name="HTML_20_Preformatted"># <text:span text:style-name="code-input">iwconfig eth0 key 1234123412341234abcd</text:span></text:p>
            <text:p text:style-name="HTML_20_Preformatted"/>
            <text:p text:style-name="HTML_20_Preformatted"><text:span text:style-name="code-comment">(Acesta setează cheia WEP, ASCII - o prefixăm cu <text:s/>"s:")</text:span></text:p>
            <text:p text:style-name="HTML_20_Preformatted"># <text:span text:style-name="code-input">iwconfig eth0 key s:some-password</text:span></text:p>
          </table:table-cell>
        </table:table-row>
      </table:table>
      <text:p text:style-name="Normal_20__28_Web_29_">Puteţi acum revedeţi setările pentru placa wireless folosind <text:span text:style-name="code">iwconfig</text:span>. Odată ce aveţi placa wireless funcţională, puteţi continua cu configurarea adresei IP aşa cum este descris în următoarea secţiune (<text:a xlink:type="simple" xlink:href="http://www.gentoo.org/doc/ro/handbook/handbook-x86.xml?full=1#network_term"><text:span text:style-name="Internet_20_link">Terminologia Utilizată în Reţelistică</text:span></text:a>) sau să folosiţi utilitarul <text:span text:style-name="code">net-setup</text:span> descris anterior. </text:p>
      <text:p text:style-name="secthead"><text:bookmark-start text:name="book_part1_chap3__chap3_sect4"/>Terminologia Utilizată în Reţelistică<text:bookmark-end text:name="book_part1_chap3__chap3_sect4"/></text:p>
      <table:table table:name="Table39" table:style-name="Table39">
        <table:table-column table:style-name="Table39.A"/>
        <table:table-row table:style-name="Table39.1">
          <table:table-cell table:style-name="Table39.A1" office:value-type="string">
            <text:p text:style-name="P10"><text:span text:style-name="T2">Notă: </text:span>Dacă ştiţi adresele dumeavoastră IP, broadcast, netmask si serverele de nume, atunci puteţi sări peste această subsecţiune şi continua cu <text:a xlink:type="simple" xlink:href="http://www.gentoo.org/doc/ro/handbook/handbook-x86.xml?full=1#ifconfig_route"><text:span text:style-name="Internet_20_link">Folosirea ifconfig şi route</text:span></text:a>. </text:p>
          </table:table-cell>
        </table:table-row>
      </table:table>
      <text:p text:style-name="Normal_20__28_Web_29_">Dacă toate încercările de mai sus au eşuat, va trebui să vă configuraţi reţeaua manual. Acest lucru nu este deloc dificil. În schimb, trebuie să vă familiarizaţi cu câteva noţiuni de reţelistică necesare configurării reţelei conform cerinţelor dvs. Când veţi termina de citit această parte, veţi şti ce este un <text:span text:style-name="Emphasis1">gateway</text:span>, la ce foloseşte <text:span text:style-name="Emphasis1">netmask</text:span>, cum este formată adresa <text:span text:style-name="Emphasis1">broadcast</text:span> şi de ce aveţi nevoie de <text:span text:style-name="Emphasis1">servere de nume</text:span>. </text:p>
      <text:p text:style-name="Normal_20__28_Web_29_">Într-o reţea, staţiile sunt identificate prin <text:span text:style-name="Emphasis1">adresa IP</text:span> (Internet Protocol address). O astfel de adresă este o combinaţie de patru numere între 0 şi 255. Ei bine, cel puţin aşa o percepem noi. În realitate, o adresă IP constă în 32 biţi (unu şi zero). Să vedem un exemplu: </text:p>
      <table:table table:name="Table40" table:style-name="Table40">
        <table:table-column table:style-name="Table40.A"/>
        <table:table-row table:style-name="Table40.1">
          <table:table-cell table:style-name="Table40.A1" office:value-type="string">
            <text:p text:style-name="P1"><text:bookmark text:name="book_part1_chap3__chap3_pre8"/>Cod 3.8: Exemplu de adresă IP</text:p>
          </table:table-cell>
        </table:table-row>
        <table:table-row table:style-name="Table40.1">
          <table:table-cell table:style-name="Table40.A2" office:value-type="string">
            <text:p text:style-name="HTML_20_Preformatted">Adresa IP (numeric): <text:s text:c="2"/>192.168.0.2</text:p>
            <text:p text:style-name="HTML_20_Preformatted"><text:soft-page-break/>Adresa IP (binar): <text:s text:c="4"/>11000000 10101000 00000000 00000010</text:p>
            <text:p text:style-name="HTML_20_Preformatted"><text:span text:style-name="T1"><text:s text:c="23"/></text:span>-------- -------- -------- --------</text:p>
            <text:p text:style-name="HTML_20_Preformatted"><text:span text:style-name="T1"><text:s text:c="26"/></text:span>192 <text:s text:c="5"/>168 <text:s text:c="6"/>0 <text:s text:c="7"/>2</text:p>
          </table:table-cell>
        </table:table-row>
      </table:table>
      <text:p text:style-name="Normal_20__28_Web_29_">O adresă IP identifică în mod unic o staţie din punctul de vedere al subreţelelor accesibile (spre ex. fiecare staţie care este accesibilă trebuie să deţină o adresă IP unică). Pentru a putea distinge staţiile din interiorul reţelei faţă de cele din exterior, adresa IP este compusă din două părţi: partea <text:span text:style-name="Emphasis1">network</text:span> şi partea <text:span text:style-name="Emphasis1">host</text:span>. </text:p>
      <text:p text:style-name="Normal_20__28_Web_29_">Separarea este efectuată folosind <text:span text:style-name="Emphasis1">netmask</text:span>, o colecţie de unu urmată de o colecţie de zero. Partea din IP care se mapează pe unu este partea network, cealaltă parte este partea host. În mod uzual, netmask (masca reţelei) se poate scrie ca o adresă IP. </text:p>
      <table:table table:name="Table41" table:style-name="Table41">
        <table:table-column table:style-name="Table41.A"/>
        <table:table-row table:style-name="Table41.1">
          <table:table-cell table:style-name="Table41.A1" office:value-type="string">
            <text:p text:style-name="P1"><text:bookmark text:name="book_part1_chap3__chap3_pre9"/>Cod 3.9: Exemplu de depanare network/host</text:p>
          </table:table-cell>
        </table:table-row>
        <table:table-row table:style-name="Table41.1">
          <table:table-cell table:style-name="Table41.A2" office:value-type="string">
            <text:p text:style-name="HTML_20_Preformatted">Adresa IP: <text:s text:c="4"/>192 <text:s text:c="5"/>168 <text:s text:c="5"/>0 <text:s text:c="8"/>2</text:p>
            <text:p text:style-name="HTML_20_Preformatted"><text:span text:style-name="T1"><text:s text:c="12"/></text:span>11000000 10101000 00000000 00000010</text:p>
            <text:p text:style-name="HTML_20_Preformatted">Netmask: <text:s text:c="3"/>11111111 11111111 11111111 00000000</text:p>
            <text:p text:style-name="HTML_20_Preformatted"><text:span text:style-name="T1"><text:s text:c="15"/></text:span>255 <text:s text:c="5"/>255 <text:s text:c="4"/>255 <text:s text:c="7"/>0</text:p>
            <text:p text:style-name="HTML_20_Preformatted"><text:span text:style-name="T1"><text:s text:c="11"/></text:span>+--------------------------+--------+</text:p>
            <text:p text:style-name="HTML_20_Preformatted"><text:span text:style-name="T1"><text:s text:c="20"/></text:span>Network <text:s text:c="13"/>Host</text:p>
          </table:table-cell>
        </table:table-row>
      </table:table>
      <text:p text:style-name="Normal_20__28_Web_29_">Cu alte cuvinte, 192.168.0.14 este încă, în exemplu nostru, în reţea, dar 192.168.1.2 nu. </text:p>
      <text:p text:style-name="Normal_20__28_Web_29_">Adresa <text:span text:style-name="Emphasis1">broadcast</text:span> este adresa IP cu aceeaşi parte network ca şi reţeua noastră, dar cu partea host formată numai din unu. Fiecare staţie din reţea ascultă pe această adresă IP. Este folosită pentru transmisii de pachete broadcast. </text:p>
      <table:table table:name="Table42" table:style-name="Table42">
        <table:table-column table:style-name="Table42.A"/>
        <table:table-row table:style-name="Table42.1">
          <table:table-cell table:style-name="Table42.A1" office:value-type="string">
            <text:p text:style-name="P1"><text:bookmark text:name="book_part1_chap3__chap3_pre10"/>Cod 3.10: Adresa Broadcast</text:p>
          </table:table-cell>
        </table:table-row>
        <table:table-row table:style-name="Table42.1">
          <table:table-cell table:style-name="Table42.A2" office:value-type="string">
            <text:p text:style-name="HTML_20_Preformatted">Adresa IP: <text:s text:c="4"/>192 <text:s text:c="5"/>168 <text:s text:c="5"/>0 <text:s text:c="8"/>2</text:p>
            <text:p text:style-name="HTML_20_Preformatted"><text:span text:style-name="T1"><text:s text:c="12"/></text:span>11000000 10101000 00000000 00000010</text:p>
            <text:p text:style-name="HTML_20_Preformatted">Broadcast: <text:s/>11000000 10101000 00000000 11111111</text:p>
            <text:p text:style-name="HTML_20_Preformatted"><text:span text:style-name="T1"><text:s text:c="15"/></text:span>192 <text:s text:c="5"/>168 <text:s text:c="5"/>0 <text:s text:c="7"/>255</text:p>
            <text:p text:style-name="HTML_20_Preformatted"><text:span text:style-name="T1"><text:s text:c="11"/></text:span>+--------------------------+--------+</text:p>
            <text:p text:style-name="HTML_20_Preformatted"><text:span text:style-name="T1"><text:s text:c="21"/></text:span>Network <text:s text:c="12"/>Host</text:p>
          </table:table-cell>
        </table:table-row>
      </table:table>
      <text:p text:style-name="Normal_20__28_Web_29_">Pentru a putea naviga pe internet, trebuie să cunoaşteţi care staţie partajează conexiunea la Internet. Această staţie se numeşte <text:span text:style-name="Emphasis1">gateway</text:span>. Cum aceasta este o staţie obişnuită are şi ea o adresă IP obişnuită (de exemplu 192.168.0.1). </text:p>
      <text:p text:style-name="Normal_20__28_Web_29_">Anterior am stabilit că fiecare staţie are propria adresă IP. Pentru a putea recunoaşte staţiile se asociază un nume (cum ar fi <text:span text:style-name="Emphasis1">dev.gentoo.org</text:span>) unei adrese IP (cum ar fi <text:span text:style-name="Emphasis1">64.5.62.82</text:span>). Un astfel de serviciu este numit serviciu de nume. Pentru a folosi un astfel de serviciu, trebuie să definiţi <text:span text:style-name="Emphasis1">serverele de nume</text:span> în <text:span text:style-name="path">/etc/resolv.conf</text:span>. </text:p>
      <text:p text:style-name="Normal_20__28_Web_29_">În unele cazuri, staţia gateway este de asemenea şi server de nume. Dacă nu, va trebui să introduceţi <text:soft-page-break/>adresele serverelor de nume furnizate de ISP-ul dumneavoastră. </text:p>
      <text:p text:style-name="Normal_20__28_Web_29_">Sintetizând, veţi avea nevoie de următoarele informaţii pentru a continua: </text:p>
      <table:table table:name="Table43" table:style-name="Table43">
        <table:table-column table:style-name="Table43.A"/>
        <table:table-column table:style-name="Table43.B"/>
        <table:table-row table:style-name="Table43.1">
          <table:table-cell table:style-name="Table43.A1" office:value-type="string">
            <text:p text:style-name="P6">Element reţea</text:p>
          </table:table-cell>
          <table:table-cell table:style-name="Table43.A1" office:value-type="string">
            <text:p text:style-name="P6">Exemplu</text:p>
          </table:table-cell>
        </table:table-row>
        <table:table-row table:style-name="Table43.1">
          <table:table-cell table:style-name="Table43.A1" office:value-type="string">
            <text:p text:style-name="P7">Adresa IP</text:p>
          </table:table-cell>
          <table:table-cell table:style-name="Table43.A1" office:value-type="string">
            <text:p text:style-name="P7">192.168.0.2</text:p>
          </table:table-cell>
        </table:table-row>
        <table:table-row table:style-name="Table43.1">
          <table:table-cell table:style-name="Table43.A1" office:value-type="string">
            <text:p text:style-name="P7">Netmask</text:p>
          </table:table-cell>
          <table:table-cell table:style-name="Table43.A1" office:value-type="string">
            <text:p text:style-name="P7">255.255.255.0</text:p>
          </table:table-cell>
        </table:table-row>
        <table:table-row table:style-name="Table43.1">
          <table:table-cell table:style-name="Table43.A1" office:value-type="string">
            <text:p text:style-name="P7">Broadcast</text:p>
          </table:table-cell>
          <table:table-cell table:style-name="Table43.A1" office:value-type="string">
            <text:p text:style-name="P7">192.168.0.255</text:p>
          </table:table-cell>
        </table:table-row>
        <table:table-row table:style-name="Table43.1">
          <table:table-cell table:style-name="Table43.A1" office:value-type="string">
            <text:p text:style-name="P7">Gateway</text:p>
          </table:table-cell>
          <table:table-cell table:style-name="Table43.A1" office:value-type="string">
            <text:p text:style-name="P7">192.168.0.1</text:p>
          </table:table-cell>
        </table:table-row>
        <table:table-row table:style-name="Table43.1">
          <table:table-cell table:style-name="Table43.A1" office:value-type="string">
            <text:p text:style-name="P7">Server(e) de nume</text:p>
          </table:table-cell>
          <table:table-cell table:style-name="Table43.A1" office:value-type="string">
            <text:p text:style-name="P7">195.130.130.5, 195.130.130.133</text:p>
          </table:table-cell>
        </table:table-row>
      </table:table>
      <text:p text:style-name="secthead"><text:bookmark-start text:name="book_part1_chap3__chap3_sect5"/>Folosirea ifconfig şi route<text:bookmark-end text:name="book_part1_chap3__chap3_sect5"/></text:p>
      <text:p text:style-name="Normal_20__28_Web_29_">Setarea unei reţele constă în trei paşi. Întâi ne vom atribui o adresă IP folosind <text:span text:style-name="code">ifconfig</text:span>. Apoi vom seta ruta către gateway folosind <text:span text:style-name="code">route</text:span>. Apoi vom finaliza punând adresele IP corespunzătoare serverelor de nume în <text:span text:style-name="path">/etc/resolv.conf</text:span>. </text:p>
      <text:p text:style-name="Normal_20__28_Web_29_">Pentru a atribui o adresă IP, va trebui să cunoaşteţi adresele IP, broadcast şi netmask. Apoi executaţi următoarea comandă, înlocuind <text:span text:style-name="code">${IP_ADDR}</text:span> cu adresa IP, <text:span text:style-name="code">${BROADCAST}</text:span> cu adresa broadcast şi <text:span text:style-name="code">${NETMASK}</text:span> cu netmask-ul corespunzător: </text:p>
      <table:table table:name="Table44" table:style-name="Table44">
        <table:table-column table:style-name="Table44.A"/>
        <table:table-row table:style-name="Table44.1">
          <table:table-cell table:style-name="Table44.A1" office:value-type="string">
            <text:p text:style-name="P1"><text:bookmark text:name="book_part1_chap3__chap3_pre11"/>Cod 3.11: Folosirea ifconfig</text:p>
          </table:table-cell>
        </table:table-row>
        <table:table-row table:style-name="Table44.1">
          <table:table-cell table:style-name="Table44.A2" office:value-type="string">
            <text:p text:style-name="HTML_20_Preformatted"># <text:span text:style-name="code-input">ifconfig eth0 ${IP_ADDR} broadcast ${BROADCAST} netmask ${NETMASK} up</text:span></text:p>
          </table:table-cell>
        </table:table-row>
      </table:table>
      <text:p text:style-name="Normal_20__28_Web_29_">Acum setaţi ruta implicită folosind <text:span text:style-name="code">route</text:span>. Înlocuiţi <text:span text:style-name="code">${GATEWAY}</text:span> cu adresa IP a gateway-ului: </text:p>
      <table:table table:name="Table45" table:style-name="Table45">
        <table:table-column table:style-name="Table45.A"/>
        <table:table-row table:style-name="Table45.1">
          <table:table-cell table:style-name="Table45.A1" office:value-type="string">
            <text:p text:style-name="P1"><text:bookmark text:name="book_part1_chap3__chap3_pre12"/>Cod 3.12: Folosirea route</text:p>
          </table:table-cell>
        </table:table-row>
        <table:table-row table:style-name="Table45.1">
          <table:table-cell table:style-name="Table45.A2" office:value-type="string">
            <text:p text:style-name="HTML_20_Preformatted"># <text:span text:style-name="code-input">route add default gw ${GATEWAY}</text:span></text:p>
          </table:table-cell>
        </table:table-row>
      </table:table>
      <text:p text:style-name="Normal_20__28_Web_29_">Acum deschideţi <text:span text:style-name="path">/etc/resolv.conf</text:span> cu editorul favorit (în exemplu nostru, vom folosi <text:span text:style-name="code">nano</text:span>): </text:p>
      <table:table table:name="Table46" table:style-name="Table46">
        <table:table-column table:style-name="Table46.A"/>
        <table:table-row table:style-name="Table46.1">
          <table:table-cell table:style-name="Table46.A1" office:value-type="string">
            <text:p text:style-name="P1"><text:bookmark text:name="book_part1_chap3__chap3_pre13"/>Cod 3.13: Crearea /etc/resolv.conf</text:p>
          </table:table-cell>
        </table:table-row>
        <table:table-row table:style-name="Table46.1">
          <table:table-cell table:style-name="Table46.A2" office:value-type="string">
            <text:p text:style-name="HTML_20_Preformatted"># <text:span text:style-name="code-input">nano -w /etc/resolv.conf</text:span></text:p>
          </table:table-cell>
        </table:table-row>
      </table:table>
      <text:p text:style-name="Normal_20__28_Web_29_">Acum completaţi cu adresele serverelor de nume folosind următoarea machetă. Asiguraţi-vă că înlocuiţi <text:span text:style-name="code">${NAMESERVER1}</text:span> şi <text:span text:style-name="code">${NAMESERVER2}</text:span> cu adresele IP corespunzătoare: </text:p>
      <table:table table:name="Table47" table:style-name="Table47">
        <table:table-column table:style-name="Table47.A"/>
        <text:soft-page-break/>
        <table:table-row table:style-name="Table47.1">
          <table:table-cell table:style-name="Table47.A1" office:value-type="string">
            <text:p text:style-name="P1"><text:bookmark text:name="book_part1_chap3__chap3_pre14"/>Cod 3.14: machetă /etc/resolv.conf</text:p>
          </table:table-cell>
        </table:table-row>
        <table:table-row table:style-name="Table47.1">
          <table:table-cell table:style-name="Table47.A2" office:value-type="string">
            <text:p text:style-name="HTML_20_Preformatted">nameserver ${NAMESERVER1}</text:p>
            <text:p text:style-name="HTML_20_Preformatted">nameserver ${NAMESERVER2}</text:p>
          </table:table-cell>
        </table:table-row>
      </table:table>
      <text:p text:style-name="Normal_20__28_Web_29_">Aceasta este tot. Acum testaţi reţeaua folosind ping către câteva servere din Internet (ca de exemplu <text:a xlink:type="simple" xlink:href="http://www.google.com/"><text:span text:style-name="Internet_20_link">Google</text:span></text:a>). Funcţionează? Felicitări atunci. Sunteţi gata să instalaţi Gentoo. Continuaţi cu <text:a xlink:type="simple" xlink:href="http://www.gentoo.org/doc/ro/handbook/handbook-x86.xml?full=1#book_part1_chap4"><text:span text:style-name="Internet_20_link">Pregătirea Discuril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Heading_20_3" style:display-name="Heading 3" style:family="paragraph" style:parent-style-name="Standard" style:next-style-name="Text_20_body" style:default-outline-level="3" style:class="text">
      <style:paragraph-properties fo:margin-top="0.494cm" fo:margin-bottom="0.494cm" fo:line-height="100%"/>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chaphead"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secthead"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codetitle"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HTML_20_Preformatted" style:display-name="HTML Preformatted" style:family="paragraph" style:parent-style-name="Standard">
      <style:paragraph-properties fo:margin-top="0cm" fo:margin-bottom="0cm" fo:line-height="100%"/>
      <style:text-properties style:font-name="Courier New" fo:font-size="10pt" style:font-name-asian="Times New Roman" style:font-size-asian="10pt" style:font-name-complex="Courier New" style:font-size-complex="10pt"/>
    </style:style>
    <style:style style:name="note"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Default_20_Paragraph_20_Font" style:display-name="Default Paragraph Font" style:family="text"/>
    <style:style style:name="chapnum" style:family="text" style:parent-style-name="Default_20_Paragraph_20_Font"/>
    <style:style style:name="code" style:family="text" style:parent-style-name="Default_20_Paragraph_20_Font"/>
    <style:style style:name="code-input" style:family="text" style:parent-style-name="Default_20_Paragraph_20_Font"/>
    <style:style style:name="code-comment" style:family="text" style:parent-style-name="Default_20_Paragraph_20_Font"/>
    <style:style style:name="Emphasis1" style:family="text" style:parent-style-name="Default_20_Paragraph_20_Font"/>
    <style:style style:name="path" style:family="text" style:parent-style-name="Default_20_Paragraph_20_Fon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20z0" style:family="text">
      <style:text-properties style:font-name="Symbol" fo:font-size="10pt" style:font-size-asian="10pt" style:font-name-complex="Symbol"/>
    </style:style>
    <style:style style:name="WW8Num20z1" style:family="text">
      <style:text-properties style:font-name="Courier New" fo:font-size="10pt" style:font-size-asian="10pt" style:font-name-complex="Courier New"/>
    </style:style>
    <style:style style:name="WW8Num20z2" style:family="text">
      <style:text-properties style:font-name="Wingdings" fo:font-size="10pt" style:font-size-asian="10pt" style:font-name-complex="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21:34:19</meta:creation-date>
    <dc:date>2013-03-08T21:34:41</dc:date>
    <meta:editing-duration>P0D</meta:editing-duration>
    <meta:editing-cycles>1</meta:editing-cycles>
    <meta:document-statistic meta:table-count="28" meta:image-count="0" meta:object-count="0" meta:page-count="10" meta:paragraph-count="194" meta:word-count="2512" meta:character-count="17983" meta:non-whitespace-character-count="14917"/>
    <meta:generator>LibreOffice/3.5$Linux_X86_64 LibreOffice_project/350m1$Build-2</meta:generator>
  </office:meta>
</office:document-meta>
</file>